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opacity="100%" draw:opacity-name="" draw:textarea-horizontal-align="justify" draw:textarea-vertical-align="middle" draw:auto-grow-height="false" fo:min-height="3.15cm" fo:min-width="2.9cm"/>
    </style:style>
    <style:style style:name="gr2" style:family="graphic" style:parent-style-name="objectwithoutfill">
      <style:graphic-properties svg:stroke-width="0.2cm" svg:stroke-color="#666666" draw:marker-start-width="0.44cm" draw:marker-end-width="0.44cm" svg:stroke-linecap="square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666666" draw:marker-start-width="0.44cm" draw:marker-end-width="0.44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666666" draw:marker-start-width="0.25cm" draw:marker-end-width="0.25cm" svg:stroke-linecap="square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15cm" svg:stroke-color="#b80047" draw:marker-start-width="0.425cm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4cm" svg:height="3.4cm" svg:x="12.7cm" svg:y="17.9cm">
            <text:p/>
            <draw:enhanced-geometry svg:viewBox="0 0 21600 21600" draw:type="rectangle" draw:enhanced-path="M 0 0 L 21600 0 21600 21600 0 21600 0 0 Z N"/>
          </draw:custom-shape>
          <draw:g>
            <draw:g>
              <draw:path draw:style-name="gr2" draw:text-style-name="P2" draw:layer="layout" svg:width="0cm" svg:height="0.794cm" svg:x="12.922cm" svg:y="18.091cm" svg:viewBox="0 0 0 795" svg:d="M0 0c0 264 0 529 0 795">
                <text:p/>
              </draw:path>
              <draw:path draw:style-name="gr2" draw:text-style-name="P2" draw:layer="layout" svg:width="0cm" svg:height="1.932cm" svg:x="14.411cm" svg:y="18.092cm" svg:viewBox="0 0 0 1933" svg:d="M0 0c0 643 0 1289 0 1933">
                <text:p/>
              </draw:path>
              <draw:ellipse draw:style-name="gr3" draw:text-style-name="P2" draw:layer="layout" svg:width="0.505cm" svg:height="1.34cm" svg:x="13.414cm" svg:y="18.11cm">
                <text:p/>
              </draw:ellipse>
              <draw:ellipse draw:style-name="gr3" draw:text-style-name="P2" draw:layer="layout" svg:width="0.585cm" svg:height="2.299cm" svg:x="14.863cm" svg:y="18.11cm">
                <text:p/>
              </draw:ellipse>
              <draw:line draw:style-name="gr4" draw:text-style-name="P2" draw:layer="layout" svg:x1="15.9cm" svg:y1="18.091cm" svg:x2="15.9cm" svg:y2="21.066cm">
                <text:p/>
              </draw:line>
            </draw:g>
            <draw:path draw:style-name="gr5" draw:text-style-name="P2" draw:layer="layout" svg:width="2.796cm" svg:height="2.011cm" svg:x="12.9cm" svg:y="19.097cm" svg:viewBox="0 0 2797 2012" svg:d="M2797 1896c-95 171-138 97-202-26s-105-241-200-29c-94 262-137 150-202-36s-107-359-199-38v-8c-93 388-136 224-202-46-66-272-107-519-199-55-94 552-116 338-201-60-65-383-110-719-201-69v-3c-91 763-92 544-199-77-64-520-109-990-200-106-92 1029-119 727-200-97-65-698-106-1289-200-110-92 1247-92 1054-197-122-60-911-101-1672-195-131">
              <text:p/>
            </draw:path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ristian Münker</meta:initial-creator>
    <meta:creation-date>2012-11-01T14:22:33.91</meta:creation-date>
    <dc:date>2021-09-16T09:29:15.425000000</dc:date>
    <meta:editing-duration>PT23H29M36S</meta:editing-duration>
    <meta:editing-cycles>20</meta:editing-cycles>
    <meta:generator>LibreOffice/7.0.6.2$Windows_X86_64 LibreOffice_project/144abb84a525d8e30c9dbbefa69cbbf2d8d4ae3b</meta:generator>
    <meta:document-statistic meta:object-count="10"/>
  </office:meta>
</office:document-meta>
</file>